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d2cc3" officeooo:paragraph-rsid="001d2cc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2f01b" officeooo:paragraph-rsid="0022f01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56ac6" officeooo:paragraph-rsid="00256ac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256ac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2692f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T1" style:family="text">
      <style:text-properties officeooo:rsid="0023bfcf"/>
    </style:style>
    <style:style style:name="T2" style:family="text">
      <style:text-properties officeooo:rsid="00256ac6"/>
    </style:style>
    <style:style style:name="T3" style:family="text">
      <style:text-properties officeooo:rsid="00269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Use case: <text:span text:style-name="T2">Vizualizeaza Angajati</text:span>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8">UC_<text:span text:style-name="T2">3</text:span>:<text:span text:style-name="T2">Vizualizeaza Angajati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6">Sef</text:p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6">Seful vede starea de conectare a angajatilor care se actualizeaza autom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6">Utilizatorul este a<text:span text:style-name="T3">u</text:span>tentificat ca Sef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7">1.<text:span text:style-name="T1">0 </text:span><text:span text:style-name="T2">Seful vede starea de conectare a angajatilor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4">1.0 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4-10T14:51:30.732807081</dc:date>
    <meta:editing-duration>PT15M12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48" meta:character-count="345" meta:non-whitespace-character-count="313"/>
  </office:meta>
</office:document-meta>
</file>